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ff" draw:fill-color="#87ceeb" draw:textarea-horizontal-align="justify" draw:textarea-vertical-align="top" draw:auto-grow-height="false" fo:min-height="7.851cm" fo:min-width="10.2cm"/>
      <style:paragraph-properties style:writing-mode="lr-tb"/>
    </style:style>
    <style:style style:name="gr2" style:family="graphic" style:parent-style-name="standard">
      <style:graphic-properties svg:stroke-color="#2e8b57" draw:fill-color="#228b22" draw:textarea-horizontal-align="justify" draw:textarea-vertical-align="middle" draw:auto-grow-height="false" fo:min-height="1.063cm" fo:min-width="1.8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4.9cm"/>
      <style:paragraph-properties style:writing-mode="lr-tb"/>
    </style:style>
    <style:style style:name="gr4" style:family="graphic" style:parent-style-name="standard">
      <style:graphic-properties svg:stroke-color="#2f4f4f" draw:fill-color="#a9a9a9" draw:textarea-horizontal-align="justify" draw:textarea-vertical-align="middle" draw:auto-grow-height="false" fo:min-height="0.55cm" fo:min-width="4.9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cm" fo:min-width="5.014cm"/>
    </style:style>
    <style:style style:name="P1" style:family="paragraph">
      <style:paragraph-properties fo:text-align="center"/>
    </style:style>
    <style:style style:name="P2" style:family="paragraph">
      <loext:graphic-properties draw:fill-color="#87ceeb"/>
      <style:paragraph-properties fo:text-align="center"/>
    </style:style>
    <style:style style:name="P3" style:family="paragraph">
      <loext:graphic-properties draw:fill-color="#228b22"/>
      <style:paragraph-properties fo:text-align="center"/>
    </style:style>
    <style:style style:name="P4" style:family="paragraph">
      <loext:graphic-properties draw:fill-color="#a9a9a9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4cm" svg:height="10.8cm" svg:x="1.2cm" svg:y="2.1cm">
          <text:p text:style-name="P1">Docker sta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2" draw:id="id2" draw:layer="layout" svg:width="2.3cm" svg:height="2.1cm" svg:x="8.2cm" svg:y="10.1cm">
          <text:p text:style-name="P1"><text:span text:style-name="T1">Postgres</text:span>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1" draw:id="id1">
          <draw:custom-shape draw:style-name="gr3" draw:text-style-name="P1" draw:layer="layout" svg:width="5.4cm" svg:height="1.1cm" svg:x="4.4cm" svg:y="6.5cm">
            <text:p text:style-name="P1">Uvicorn <text:span text:style-name="T2">(:8080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4cm" svg:height="1.1cm" svg:x="4.4cm" svg:y="7.6cm">
            <text:p text:style-name="P1">User API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4" draw:layer="layout" svg:width="5.4cm" svg:height="0.8cm" svg:x="1.3cm" svg:y="10.4cm">
            <text:p text:style-name="P1">Uvicorn <text:span text:style-name="T1">(:8025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4cm" svg:height="0.8cm" svg:x="1.3cm" svg:y="11.2cm">
            <text:p text:style-name="P1">Fake SMTP server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line-skew="0.1cm" svg:x1="7.1cm" svg:y1="8.7cm" svg:x2="9.35cm" svg:y2="10.1cm" draw:start-shape="id1" draw:end-shape="id2" svg:d="M7100 8700v800h2250v600" svg:viewBox="0 0 2251 1401">
          <text:p/>
        </draw:connector>
        <draw:connector draw:style-name="gr6" draw:text-style-name="P5" draw:layer="layout" draw:type="line" svg:x1="7.1cm" svg:y1="8.7cm" svg:x2="4cm" svg:y2="10.4cm" draw:start-shape="id1" draw:start-glue-point="2" draw:end-shape="id3" draw:end-glue-point="0" svg:d="M7100 8700l-3100 1700" svg:viewBox="0 0 3101 1701">
          <text:p/>
        </draw:connector>
        <draw:custom-shape draw:style-name="gr7" draw:text-style-name="P1" draw:layer="layout" svg:width="6.3cm" svg:height="1.1cm" svg:x="9.8cm" svg:y="7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2:13:19.477691231</meta:creation-date>
    <dc:date>2022-06-12T13:09:26.045391647</dc:date>
    <meta:editing-duration>PT5M35S</meta:editing-duration>
    <meta:editing-cycles>1</meta:editing-cycles>
    <meta:document-statistic meta:object-count="11"/>
    <meta:generator>LibreOffice/6.4.7.2$Linux_X86_64 LibreOffice_project/40$Build-2</meta:generator>
  </office:meta>
</office:document-meta>
</file>